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51980" officeooo:paragraph-rsid="00051980"/>
    </style:style>
    <style:style style:name="P2" style:family="paragraph" style:parent-style-name="Text_20_body">
      <style:text-properties officeooo:paragraph-rsid="00051980"/>
    </style:style>
    <style:style style:name="P3" style:family="paragraph" style:parent-style-name="List_20_1">
      <style:text-properties officeooo:paragraph-rsid="000a0c73"/>
    </style:style>
    <style:style style:name="P4" style:family="paragraph" style:parent-style-name="Heading_20_1">
      <style:text-properties officeooo:rsid="00051980" officeooo:paragraph-rsid="00051980"/>
    </style:style>
    <style:style style:name="P5" style:family="paragraph" style:parent-style-name="Numbering_20_1">
      <style:text-properties officeooo:rsid="000ad786" officeooo:paragraph-rsid="000ad786"/>
    </style:style>
    <style:style style:name="P6" style:family="paragraph" style:parent-style-name="Numbering_20_1" style:list-style-name="Numbering_20_123">
      <style:text-properties officeooo:rsid="000ad786" officeooo:paragraph-rsid="000ad786"/>
    </style:style>
    <style:style style:name="T1" style:family="text">
      <style:text-properties officeooo:rsid="00051980"/>
    </style:style>
    <style:style style:name="T2" style:family="text">
      <style:text-properties officeooo:rsid="00052aa8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style:font-name="Menlo-Regular" fo:font-size="11pt" officeooo:rsid="00052aa8" style:font-size-asian="11pt"/>
    </style:style>
    <style:style style:name="T5" style:family="text">
      <style:text-properties fo:color="#000000" style:font-name="Menlo-Regular" fo:font-size="11pt" officeooo:rsid="0007a7a2" style:font-size-asian="11pt"/>
    </style:style>
    <style:style style:name="T6" style:family="text">
      <style:text-properties fo:color="#000000" fo:font-size="11pt"/>
    </style:style>
    <style:style style:name="T7" style:family="text">
      <style:text-properties fo:color="#000000" fo:font-size="11pt" officeooo:rsid="00052aa8" style:font-size-asian="11pt"/>
    </style:style>
    <style:style style:name="T8" style:family="text">
      <style:text-properties fo:color="#000000" fo:font-size="11pt" officeooo:rsid="0007a7a2" style:font-size-asian="11pt"/>
    </style:style>
    <style:style style:name="T9" style:family="text">
      <style:text-properties officeooo:rsid="0007a7a2"/>
    </style:style>
    <style:style style:name="T10" style:family="text">
      <style:text-properties officeooo:rsid="0009e0f4"/>
    </style:style>
    <style:style style:name="T11" style:family="text">
      <style:text-properties officeooo:rsid="000a0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p for <text:span text:style-name="T1">Nine Districts</text:span></text:p>
      <text:h text:style-name="P4" text:outline-level="1">Map for County Boundary</text:h>
      <text:p text:style-name="P2"><text:span text:style-name="T1">Source file: </text:span><text:a xlink:type="simple" xlink:href="https://data2018-mcgov-gis.opendata.arcgis.com/datasets/moco-boundary" text:style-name="Internet_20_link" text:visited-style-name="Visited_20_Internet_20_Link">https://data2018-mcgov-gis.opendata.arcgis.com/datasets/moco-boundary</text:a></text:p>
      <text:h text:style-name="Heading_20_1" text:outline-level="1">Map for Down County Crescent</text:h>
      <text:p text:style-name="P2"><text:span text:style-name="T1">Source file: </text:span><text:a xlink:type="simple" xlink:href="https://data2018-mcgov-gis.opendata.arcgis.com/datasets/communities" text:style-name="Internet_20_link" text:visited-style-name="Visited_20_Internet_20_Link">https://data2018-mcgov-gis.opendata.arcgis.com/datasets/communities</text:a></text:p>
      <text:p text:style-name="P1">Included in the down-county crescent are the following areas: </text:p>
      <text:h text:style-name="P4" text:outline-level="1">Map for Precincts</text:h>
      <text:list xml:id="list1833813236" text:style-name="Numbering_20_123">
        <text:list-item>
          <text:p text:style-name="Numbering_20_1"><text:span text:style-name="T2">Go to Election Precincts at </text:span><text:a xlink:type="simple" xlink:href="https://data2018-mcgov-gis.opendata.arcgis.com/datasets/election-precincts" text:style-name="Internet_20_link" text:visited-style-name="Visited_20_Internet_20_Link">https://data2018-mcgov-gis.opendata.arcgis.com/datasets/election-precincts</text:a>.</text:p>
        </text:list-item>
        <text:list-item>
          <text:p text:style-name="Numbering_20_1">Take the <text:span text:style-name="T9">file GeoJSON API.</text:span></text:p>
        </text:list-item>
        <text:list-item>
          <text:p text:style-name="Numbering_20_1">Save the map as <text:span text:style-name="Source_20_Text"><text:span text:style-name="T6">election_precincts.geojson</text:span></text:span><text:span text:style-name="T3">.</text:span></text:p>
        </text:list-item>
        <text:list-item>
          <text:p text:style-name="Numbering_20_1"><text:span text:style-name="T10">Run the scrip</text:span>t precincts_in_crescent.py <text:s/><text:span text:style-name="Source_20_Text">election_precincts.geojson</text:span>. This creates <text:span text:style-name="T11">the following</text:span> file<text:span text:style-name="T11">s</text:span></text:p>
        </text:list-item>
      </text:list>
      <text:list xml:id="list4181138203" text:style-name="List_20_1">
        <text:list-item>
          <text:list>
            <text:list-item>
              <text:p text:style-name="P3"><text:s/>precincts_in_bounding_box.csv, <text:span text:style-name="T11">containing all of the precincts within the down county crescent (more or less).</text:span></text:p>
            </text:list-item>
            <text:list-item>
              <text:p text:style-name="P3"><text:span text:style-name="T10">precincts_in_bounding_box.js, containing all of the JavaScript marker instantiation statements for the precincts.</text:span></text:p>
            </text:list-item>
          </text:list>
        </text:list-item>
      </text:list>
      <text:list xml:id="list182328148394136" text:continue-list="list1833813236" text:style-name="Numbering_20_123">
        <text:list-item>
          <text:p text:style-name="P5">Open the file down-county-crescent-precincts.js.</text:p>
        </text:list-item>
        <text:list-item>
          <text:p text:style-name="P5">Look for the array declaration var arrayMarkers.</text:p>
        </text:list-item>
        <text:list-item>
          <text:p text:style-name="P6">Insert the file <text:span text:style-name="T10">precincts_in_bounding_box.js </text:span>into that array.</text:p>
        </text:list-item>
        <text:list-item>
          <text:p text:style-name="P6">In the browser, display down-county-crescent-osm-precincts.htm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font-size="11pt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style-name="ExtraLight" style:font-family-generic="swiss" style:font-pitch="variable" fo:font-size="14pt" fo:font-weight="15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list-style-name="Numbering_20_123" style:class="list">
      <style:paragraph-properties fo:margin-top="0in" fo:margin-bottom="0.0835in" loext:contextual-spacing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variable" fo:font-weight="350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15:05.872335682</meta:creation-date>
    <dc:date>2019-11-21T18:23:26.742354138</dc:date>
    <meta:editing-duration>PT1H7M55S</meta:editing-duration>
    <meta:editing-cycles>10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17" meta:word-count="116" meta:character-count="1050" meta:non-whitespace-character-count="958"/>
  </office:meta>
</office:document-meta>
</file>